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hit Hindi2" svg:font-family="'Lohit Hindi'" style:font-pitch="variable"/>
    <style:font-face style:name="WenQuanYi Micro Hei1" svg:font-family="'WenQuanYi Micro 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WW8Num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WW8Num1">
      <style:text-properties fo:font-weight="normal" style:font-weight-asian="normal" style:font-weight-complex="normal"/>
    </style:style>
    <style:style style:name="P5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jercicios JavaScript Avanzado </text:p>
      <text:p text:style-name="P2"/>
      <text:list xml:id="list1429141577" text:style-name="WW8Num1">
        <text:list-item>
          <text:p text:style-name="P4">Dado el script php y el esquema de bbdd que proporciono, crea una página web que pida los registros de base de datos suponiendo que la página web y el script php están en dominios distintos. Realiza el ejercicio tanto mediante JSONP como mediante CORS.</text:p>
        </text:list-item>
      </text:list>
      <text:p text:style-name="P3"/>
      <text:list xml:id="list871263511" text:continue-numbering="true" text:style-name="WW8Num1">
        <text:list-item>
          <text:p text:style-name="P1"><text:span text:style-name="T1">Completa el ejercicio anterior mostrando los datos obtenidos en pantalla, generando los mismos mediante una template usando handlebars.js (</text:span><text:a xlink:type="simple" xlink:href="http://handlebarsjs.com/"><text:span text:style-name="Internet_20_link"><text:span text:style-name="T1">http://handlebarsjs.com/</text:span></text:span></text:a><text:span text:style-name="T1">).</text:span></text:p>
        </text:list-item>
      </text:list>
      <text:p text:style-name="P3"/>
      <text:list xml:id="list762305277" text:continue-numbering="true" text:style-name="WW8Num1">
        <text:list-item>
          <text:p text:style-name="P4">Utiliza la plantilla de handlebars precompilada.</text:p>
        </text:list-item>
      </text:list>
      <text:p text:style-name="P3"/>
      <text:list xml:id="list1679691211" text:continue-numbering="true" text:style-name="WW8Num1">
        <text:list-item>
          <text:p text:style-name="P4">Modifica el ejercicio anterior para que los datos de la petición ajax se muestren mediante una promesa.</text:p>
        </text:list-item>
      </text:list>
      <text:p text:style-name="P3"/>
      <text:list xml:id="list2137645619" text:continue-numbering="true" text:style-name="WW8Num1">
        <text:list-item>
          <text:p text:style-name="P4">Modifica la interfaz data para que los datos del ejercicio5 se obtengan mediante ajax, sqlite o localstorag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ohit Hindi2" svg:font-family="'Lohit Hindi'" style:font-pitch="variable"/>
    <style:font-face style:name="WenQuanYi Micro Hei1" svg:font-family="'WenQuanYi Micro 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s" fo:country="ES" style:letter-kerning="true" style:font-name-asian="WenQuanYi Micro Hei1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da </meta:initial-creator>
    <meta:creation-date>2014-05-20T23:17:40</meta:creation-date>
    <meta:editing-duration>P23DT22H11M8S</meta:editing-duration>
    <dc:date>2014-05-22T12:42:19</dc:date>
    <dc:creator>juanda </dc:creator>
    <meta:document-statistic meta:table-count="0" meta:image-count="0" meta:object-count="0" meta:page-count="1" meta:paragraph-count="6" meta:word-count="112" meta:character-count="718" meta:non-whitespace-character-count="616"/>
    <meta:generator>LibreOffice/3.5$Linux_X86_64 LibreOffice_project/350m1$Build-2</meta:generator>
    <meta:user-defined meta:name="Info 1"/>
    <meta:user-defined meta:name="Info 2"/>
    <meta:user-defined meta:name="Info 3"/>
    <meta:user-defined meta:name="Info 4"/>
  </office:meta>
</office:document-meta>
</file>